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21:38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22:18.733000000</dc:date>
    <meta:print-date>2006-09-05T16:08:04</meta:print-date>
    <meta:editing-duration>PT8M52S</meta:editing-duration>
    <meta:editing-cycles>5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.001cm" svg:y="0.309cm" chart:style-name="ch2">
          <text:p>Annaul Revenue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896cm" svg:y="8.119cm" chart:style-name="ch6">
              <text:p>Quarter</text:p>
            </chart:title>
            <chart:categories table:cell-range-address="Mo_példa_06_a.E9:Mo_példa_06_a.H1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13cm" svg:y="5.422cm" chart:style-name="ch10">
              <text:p>Income (Ft)</text:p>
            </chart:title>
            <chart:grid chart:class="major"/>
            <chart:grid chart:style-name="ch8" chart:class="minor"/>
          </chart:axis>
          <chart:series chart:style-name="ch11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2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3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4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